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0.74pt solid #000000"/>
    </style:style>
    <style:style style:name="ce12" style:family="table-cell" style:parent-style-name="Default" style:data-style-name="N2">
      <style:table-cell-properties fo:border="none"/>
    </style:style>
    <style:style style:name="ce5" style:family="table-cell" style:parent-style-name="Default" style:data-style-name="N2"/>
    <style:style style:name="ce6" style:family="table-cell" style:parent-style-name="Default" style:data-style-name="N4">
      <style:table-cell-properties fo:border="0.74pt solid #000000"/>
    </style:style>
    <style:style style:name="ce15" style:family="table-cell" style:parent-style-name="Default" style:data-style-name="N4">
      <style:table-cell-properties fo:border="none"/>
    </style:style>
    <style:style style:name="ce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4.254cm" svg:height="8.018cm" svg:x="14.921cm" svg:y="8.475cm">
            <draw:object draw:notify-on-update-of-ranges="Arkusz1.A5:Arkusz1.A16 Arkusz1.E4:Arkusz1.E4 Arkusz1.E5:Arkusz1.E16 Arkusz1.A5:Arkusz1.A16 Arkusz1.F4:Arkusz1.F4 Arkusz1.F5:Arkusz1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786cm" svg:height="7.199cm" svg:x="14.757cm" svg:y="0.743cm">
            <draw:object draw:notify-on-update-of-ranges="Arkusz1.A5:Arkusz1.A14 Arkusz1.B5:Arkusz1.B14 Arkusz1.A5:Arkusz1.A14 Arkusz1.C5:Arkusz1.C14 Arkusz1.A5:Arkusz1.A14 Arkusz1.D4:Arkusz1.D4 Arkusz1.D5:Arkusz1.D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2" table:number-columns-spanned="3" table:number-rows-spanned="1"/>
          <table:covered-table-cell table:number-columns-repeated="2" table:style-name="ce1"/>
          <table:table-cell table:style-name="ce10" office:value-type="string" calcext:value-type="string" table:number-columns-spanned="2" table:number-rows-spanned="1">
            <text:p>KONTRAST</text:p>
          </table:table-cell>
          <table:covered-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napięcie kV</text:p>
          </table:table-cell>
          <table:table-cell table:style-name="ce1" office:value-type="string" calcext:value-type="string">
            <text:p>tło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ołów</text:p>
          </table:table-cell>
          <table:table-cell table:style-name="ce10" office:value-type="string" calcext:value-type="string">
            <text:p>alu/tło</text:p>
          </table:table-cell>
          <table:table-cell table:style-name="ce10" office:value-type="string" calcext:value-type="string">
            <text:p>olow/tło</text:p>
          </table:table-cell>
          <table:table-cell table:number-columns-repeated="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([.B5]-[.C5])/([.B5]+[.C5])" office:value-type="float" office:value="0.192307692307692" calcext:value-type="float">
            <text:p>0,19</text:p>
          </table:table-cell>
          <table:table-cell table:style-name="ce6" table:formula="of:=([.B5]-[.D5])/([.B5]+[.D5])" office:value-type="float" office:value="0.24" calcext:value-type="float">
            <text:p>0,24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([.B6]-[.C6])/([.B6]+[.C6])" office:value-type="float" office:value="0.324324324324324" calcext:value-type="float">
            <text:p>0,32</text:p>
          </table:table-cell>
          <table:table-cell table:style-name="ce6" table:formula="of:=([.B6]-[.D6])/([.B6]+[.D6])" office:value-type="float" office:value="0.420289855072464" calcext:value-type="float">
            <text:p>0,42</text:p>
          </table:table-cell>
          <table:table-cell table:number-columns-repeated="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2" calcext:value-type="float">
            <text:p>22</text:p>
          </table:table-cell>
          <table:table-cell table:style-name="ce4" table:formula="of:=([.B7]-[.C7])/([.B7]+[.C7])" office:value-type="float" office:value="0.34453781512605" calcext:value-type="float">
            <text:p>0,34</text:p>
          </table:table-cell>
          <table:table-cell table:style-name="ce6" table:formula="of:=([.B7]-[.D7])/([.B7]+[.D7])" office:value-type="float" office:value="0.568627450980392" calcext:value-type="float">
            <text:p>0,57</text:p>
          </table:table-cell>
          <table:table-cell table:number-columns-repeated="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([.B8]-[.C8])/([.B8]+[.C8])" office:value-type="float" office:value="0.277777777777778" calcext:value-type="float">
            <text:p>0,28</text:p>
          </table:table-cell>
          <table:table-cell table:style-name="ce6" table:formula="of:=([.B8]-[.D8])/([.B8]+[.D8])" office:value-type="float" office:value="0.677083333333333" calcext:value-type="float">
            <text:p>0,68</text:p>
          </table:table-cell>
          <table:table-cell table:number-columns-repeated="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70" calcext:value-type="float">
            <text:p>70</text:p>
          </table:table-cell>
          <table:table-cell table:style-name="ce4" table:formula="of:=([.B9]-[.C9])/([.B9]+[.C9])" office:value-type="float" office:value="0.0991379310344828" calcext:value-type="float">
            <text:p>0,10</text:p>
          </table:table-cell>
          <table:table-cell table:style-name="ce6" table:formula="of:=([.B9]-[.D9])/([.B9]+[.D9])" office:value-type="float" office:value="0.569230769230769" calcext:value-type="float">
            <text:p>0,57</text:p>
          </table:table-cell>
          <table:table-cell table:number-columns-repeated="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255" calcext:value-type="float">
            <text:p>255</text:p>
          </table:table-cell>
          <table:table-cell table:style-name="ce1" office:value-type="float" office:value="125" calcext:value-type="float">
            <text:p>125</text:p>
          </table:table-cell>
          <table:table-cell table:style-name="ce4" table:formula="of:=([.B10]-[.C10])/([.B10]+[.C10])" office:value-type="float" office:value="0" calcext:value-type="float">
            <text:p>0,00</text:p>
          </table:table-cell>
          <table:table-cell table:style-name="ce6" table:formula="of:=([.B10]-[.D10])/([.B10]+[.D10])" office:value-type="float" office:value="0.342105263157895" calcext:value-type="float">
            <text:p>0,34</text:p>
          </table:table-cell>
          <table:table-cell table:number-columns-repeated="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255" calcext:value-type="float">
            <text:p>255</text:p>
          </table:table-cell>
          <table:table-cell table:style-name="ce1" office:value-type="float" office:value="218" calcext:value-type="float">
            <text:p>218</text:p>
          </table:table-cell>
          <table:table-cell table:style-name="ce4" table:formula="of:=([.B11]-[.C11])/([.B11]+[.C11])" office:value-type="float" office:value="0" calcext:value-type="float">
            <text:p>0,00</text:p>
          </table:table-cell>
          <table:table-cell table:style-name="ce6" table:formula="of:=([.B11]-[.D11])/([.B11]+[.D11])" office:value-type="float" office:value="0.0782241014799154" calcext:value-type="float">
            <text:p>0,08</text:p>
          </table:table-cell>
          <table:table-cell table:number-columns-repeated="3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4" table:formula="of:=([.B12]-[.C12])/([.B12]+[.C12])" office:value-type="float" office:value="0" calcext:value-type="float">
            <text:p>0,00</text:p>
          </table:table-cell>
          <table:table-cell table:style-name="ce6" table:formula="of:=([.B12]-[.D12])/([.B12]+[.D12])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8" table:number-columns-repeated="4"/>
          <table:table-cell table:style-name="ce12"/>
          <table:table-cell table:style-name="ce15"/>
          <table:table-cell table:style-name="ce8"/>
          <table:table-cell table:number-columns-repeated="2"/>
        </table:table-row>
        <table:table-row table:style-name="ro1">
          <table:table-cell table:style-name="ce8" table:number-columns-repeated="4"/>
          <table:table-cell table:style-name="ce12"/>
          <table:table-cell table:style-name="ce15"/>
          <table:table-cell table:number-columns-repeated="3"/>
        </table:table-row>
        <table:table-row table:style-name="ro1" table:number-rows-repeated="8">
          <table:table-cell table:number-columns-repeated="5"/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spanned="5" table:number-rows-spanned="1"/>
          <table:covered-table-cell table:number-columns-repeated="3"/>
          <table:covered-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17">
          <table:table-cell table:number-columns-repeated="8"/>
          <table:table-cell table:style-name="ce5"/>
        </table:table-row>
        <table:table-row table:style-name="ro1">
          <table:table-cell table:number-columns-repeated="8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.00.0000</text:date>, <text:time style:data-style-name="N2" text:time-value="13:56:08.103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05T15:45:07.163000000</meta:creation-date>
    <dc:date>2023-12-19T14:10:05.594000000</dc:date>
    <meta:editing-duration>PT2H8M42S</meta:editing-duration>
    <meta:editing-cycles>34</meta:editing-cycles>
    <meta:generator>LibreOffice/7.2.2.2$Windows_X86_64 LibreOffice_project/02b2acce88a210515b4a5bb2e46cbfb63fe97d56</meta:generator>
    <meta:document-statistic meta:table-count="1" meta:cell-count="5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55cm" svg:height="8.019cm" xlink:href=".." xlink:type="simple" chart:class="chart:scatter" chart:style-name="ch1">
        <chart:legend chart:legend-position="end" svg:x="11.747cm" svg:y="3.461cm" style:legend-expansion="high" chart:style-name="ch2"/>
        <chart:plot-area chart:style-name="ch3" table:cell-range-address="Arkusz1.A5:Arkusz1.A16 Arkusz1.E4:Arkusz1.F16" chart:data-source-has-labels="row" svg:x="0.285cm" svg:y="0.16cm" svg:width="11.177cm" svg:height="7.699cm">
          <chart:coordinate-region svg:x="1.197cm" svg:y="0.359cm" svg:width="10.077cm" svg:height="6.8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E5:Arkusz1.E16" chart:label-cell-address="Arkusz1.E4:Arkusz1.E4" chart:class="chart:scatter">
            <chart:domain table:cell-range-address="Arkusz1.A5:Arkusz1.A16"/>
            <chart:data-point chart:repeated="12"/>
          </chart:series>
          <chart:series chart:style-name="ch8" chart:values-cell-range-address="Arkusz1.F5:Arkusz1.F16" chart:label-cell-address="Arkusz1.F4:Arkusz1.F4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alu/tło</text:p>
                <draw:g>
                  <svg:desc>Arkusz1.E4:Arkusz1.E4</svg:desc>
                </draw:g>
              </table:table-cell>
              <table:table-cell office:value-type="string">
                <text:p>olow/tło</text:p>
                <draw:g>
                  <svg:desc>Arkusz1.F4:Arkusz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Arkusz1.A5:Arkusz1.A16</svg:desc>
                </draw:g>
              </table:table-cell>
              <table:table-cell office:value-type="float" office:value="0.192307692307692">
                <text:p>0.192307692307692</text:p>
                <draw:g>
                  <svg:desc>Arkusz1.E5:Arkusz1.E16</svg:desc>
                </draw:g>
              </table:table-cell>
              <table:table-cell office:value-type="float" office:value="0.24">
                <text:p>0.24</text:p>
                <draw:g>
                  <svg:desc>Arkusz1.F5:Arkusz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420289855072464">
                <text:p>0.420289855072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34453781512605">
                <text:p>0.34453781512605</text:p>
              </table:table-cell>
              <table:table-cell office:value-type="float" office:value="0.568627450980392">
                <text:p>0.568627450980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677083333333333">
                <text:p>0.67708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0991379310344828">
                <text:p>0.0991379310344828</text:p>
              </table:table-cell>
              <table:table-cell office:value-type="float" office:value="0.569230769230769">
                <text:p>0.569230769230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342105263157895">
                <text:p>0.342105263157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782241014799154">
                <text:p>0.0782241014799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ChartHatch_20_1" draw:display-name="ChartHatch 1" draw:style="double" draw:color="#000000" draw:distance="0.5cm" draw:rotation="1800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87cm" svg:height="7.2cm" xlink:href=".." xlink:type="simple" chart:class="chart:scatter" chart:style-name="ch1">
        <chart:legend chart:legend-position="end" svg:x="9.988cm" svg:y="2.803cm" style:legend-expansion="high" chart:style-name="ch2"/>
        <chart:plot-area chart:style-name="ch3" table:cell-range-address="Arkusz1.A5:Arkusz1.D14 Arkusz1.D4:Arkusz1.D4" chart:data-source-has-labels="row" svg:x="0.255cm" svg:y="0.144cm" svg:width="9.478cm" svg:height="6.912cm">
          <chart:coordinate-region svg:x="1.062cm" svg:y="0.344cm" svg:width="8.484cm" svg:height="6.0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5:Arkusz1.B14" loext:label-string="powietrze" chart:class="chart:scatter">
            <chart:domain table:cell-range-address="Arkusz1.A5:Arkusz1.A14"/>
            <chart:data-point chart:repeated="10"/>
          </chart:series>
          <chart:series chart:style-name="ch7" chart:values-cell-range-address="Arkusz1.C5:Arkusz1.C14" loext:label-string="glin" chart:class="chart:scatter">
            <chart:data-point chart:repeated="10"/>
          </chart:series>
          <chart:series chart:style-name="ch8" chart:values-cell-range-address="Arkusz1.D5:Arkusz1.D14" chart:label-cell-address="Arkusz1.D4:Arkusz1.D4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wietrze</text:p>
              </table:table-cell>
              <table:table-cell office:value-type="string">
                <text:p>glin</text:p>
              </table:table-cell>
              <table:table-cell office:value-type="string">
                <text:p>ołów</text:p>
                <draw:g>
                  <svg:desc>Arkusz1.D4:Arkusz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Arkusz1.A5:Arkusz1.A14</svg:desc>
                </draw:g>
              </table:table-cell>
              <table:table-cell office:value-type="float" office:value="31">
                <text:p>31</text:p>
                <draw:g>
                  <svg:desc>Arkusz1.B5:Arkusz1.B14</svg:desc>
                </draw:g>
              </table:table-cell>
              <table:table-cell office:value-type="float" office:value="21">
                <text:p>21</text:p>
                <draw:g>
                  <svg:desc>Arkusz1.C5:Arkusz1.C14</svg:desc>
                </draw:g>
              </table:table-cell>
              <table:table-cell office:value-type="float" office:value="19">
                <text:p>19</text:p>
                <draw:g>
                  <svg:desc>Arkusz1.D5:Arkusz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161">
                <text:p>161</text:p>
              </table:table-cell>
              <table:table-cell office:value-type="float" office:value="91">
                <text:p>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ChartHatch_20_1" draw:display-name="ChartHatch 1" draw:style="double" draw:color="#000000" draw:distance="0.5cm" draw:rotation="1800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